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18C0000263975BE3928.svm"/>
  <manifest:file-entry manifest:media-type="" manifest:full-path="Pictures/200000070000497900002FA5D64EDBA1.svm"/>
  <manifest:file-entry manifest:media-type="" manifest:full-path="Pictures/200000070000495E00003947712E33F3.svm"/>
  <manifest:file-entry manifest:media-type="" manifest:full-path="Pictures/2000000700004725000031DE31F048CE.svm"/>
  <manifest:file-entry manifest:media-type="" manifest:full-path="Pictures/2000000700004FB8000036507D53E80B.svm"/>
  <manifest:file-entry manifest:media-type="" manifest:full-path="Pictures/2000000700004979000042465776AAEA.svm"/>
  <manifest:file-entry manifest:media-type="" manifest:full-path="Pictures/2000000700004979000044D19B3C829B.svm"/>
  <manifest:file-entry manifest:media-type="" manifest:full-path="Pictures/2000000700002DA2000022184AD1B138.svm"/>
  <manifest:file-entry manifest:media-type="" manifest:full-path="Pictures/200000070000469D0000203085C0B48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break-before="page"/>
    </style:style>
    <style:style style:name="P4" style:family="paragraph" style:parent-style-name="Standard" style:list-style-name="L1"/>
    <style:style style:name="P5" style:family="paragraph" style:parent-style-name="Heading_20_2">
      <style:paragraph-properties fo:break-before="page"/>
    </style:style>
    <style:style style:name="T1" style:family="text">
      <style:text-properties fo:language="none" fo:country="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er AudeLA à partir de la version SVN de sourceforge et compiler sous Windows</text:p>
      <text:p text:style-name="P1">Alain Klotz le 1 Août 2012</text:p>
      <text:p text:style-name="P1"/>
      <text:h text:style-name="Heading_20_1" text:outline-level="1">1. Installation de Tortoise SVN</text:h>
      <text:p text:style-name="Standard"/>
      <text:p text:style-name="Standard">Télécharger Tortoise SVN à partir du lien http://tortoisesvn.tigris.org/</text:p>
      <text:p text:style-name="Standard">Installer Tortoise SVN.</text:p>
      <text:p text:style-name="Standard"/>
      <text:h text:style-name="Heading_20_1" text:outline-level="1">2. Installation de Visual C++ 2008</text:h>
      <text:p text:style-name="Standard"/>
      <text:p text:style-name="Standard">Télécharger le compilateur Visual C++ 2008 à partir du lien:</text:p>
      <text:p text:style-name="Standard"/>
      <text:p text:style-name="Standard">http://audela.org/dokuwiki/doku.php/fr/dev/compilwin</text:p>
      <text:p text:style-name="Standard"/>
      <text:p text:style-name="Standard">Suivre les instructions données dans le lien.</text:p>
      <text:p text:style-name="Standard"/>
      <text:h text:style-name="Heading_20_1" text:outline-level="1">3. Téléchargement de AudeLA</text:h>
      <text:p text:style-name="Standard"/>
      <text:p text:style-name="Standard"/>
      <text:h text:style-name="P5" text:outline-level="2">3.1. Création du dossier audela</text:h>
      <text:p text:style-name="Standard">Créer un dossier AudeLA. Par exemple: C:\audela avec l'explorateur de fichiers :</text:p>
      <text:p text:style-name="Standard"><draw:frame draw:style-name="fr1" draw:name="images1" text:anchor-type="as-char" svg:width="16.999cm" svg:height="13.27cm" draw:z-index="0"><draw:image xlink:href="Pictures/200000070000495E00003947712E33F3.svm" xlink:type="simple" xlink:show="embed" xlink:actuate="onLoad"/></draw:frame></text:p>
      <text:p text:style-name="Standard"/>
      <text:p text:style-name="Standard"/>
      <text:h text:style-name="P5" text:outline-level="2">3.2. Télécharger les sources avec SVN Checkout</text:h>
      <text:p text:style-name="Standard">Une fois le dossier C:\audela crée Dans l'explorateur de fichier, cliquer droit sur le dossier audela et choisir l'item "SVN Checkout" du menu contextuel :</text:p>
      <text:p text:style-name="Standard"/>
      <text:p text:style-name="Standard"><draw:frame draw:style-name="fr1" draw:name="images2" text:anchor-type="as-char" svg:width="16.999cm" svg:height="15.333cm" draw:z-index="1"><draw:image xlink:href="Pictures/2000000700004979000042465776AAEA.svm" xlink:type="simple" xlink:show="embed" xlink:actuate="onLoad"/></draw:frame></text:p>
      <text:p text:style-name="Standard"/>
      <text:p text:style-name="Standard"/>
      <text:p text:style-name="P3">Une fenêtre propose un formulaire. Il faut compléter l'URL de téléchargement des sources de AudeLA (URL of repository):</text:p>
      <text:p text:style-name="Standard"/>
      <text:p text:style-name="Standard"><draw:frame draw:style-name="fr2" draw:name="images3" text:anchor-type="as-char" svg:width="12.684cm" svg:height="9.784cm" draw:z-index="2"><draw:image xlink:href="Pictures/200000070000318C0000263975BE3928.svm" xlink:type="simple" xlink:show="embed" xlink:actuate="onLoad"/></draw:frame></text:p>
      <text:p text:style-name="Standard"/>
      <text:p text:style-name="Standard">l'URL est :</text:p>
      <text:p text:style-name="Standard"/>
      <text:p text:style-name="Standard">https://audela.svn.sourceforge.net/svnroot/audela/trunk/audela </text:p>
      <text:p text:style-name="Standard"/>
      <text:p text:style-name="Standard">Le temps de téléchargement de l'ensemble de AudeLA peut prendre quelques dizaines de minutes la première fois. A la fin, la fenêtre doit indiquer :</text:p>
      <text:p text:style-name="Standard"/>
      <text:p text:style-name="Standard"><draw:frame draw:style-name="fr1" draw:name="images4" text:anchor-type="as-char" svg:width="16.999cm" svg:height="7.747cm" draw:z-index="3"><draw:image xlink:href="Pictures/200000070000469D0000203085C0B48B.svm" xlink:type="simple" xlink:show="embed" xlink:actuate="onLoad"/></draw:frame></text:p>
      <text:p text:style-name="Standard"/>
      <text:p text:style-name="Standard">Appuyer sur OK lorsque tout le téléchargement est terminé.</text:p>
      <text:p text:style-name="Standard"/>
      <text:p text:style-name="Standard"><text:soft-page-break/></text:p>
      <text:p text:style-name="P3">L'explorateur de fichier montre des petits rond verts superposés aux icônes des dossiers et des fichiers téléchargés. </text:p>
      <text:p text:style-name="Standard"/>
      <text:p text:style-name="Standard"><draw:frame draw:style-name="fr1" draw:name="images5" text:anchor-type="as-char" svg:width="16.999cm" svg:height="11.023cm" draw:z-index="6"><draw:image xlink:href="Pictures/200000070000497900002FA5D64EDBA1.svm" xlink:type="simple" xlink:show="embed" xlink:actuate="onLoad"/></draw:frame></text:p>
      <text:p text:style-name="Standard"/>
      <text:p text:style-name="Standard">On rappelle le rôle de chaque sous dossier de AudeLA :</text:p>
      <text:p text:style-name="Standard"/>
      <text:list xml:id="list33699604" text:style-name="L1">
        <text:list-item>
          <text:p text:style-name="P4">.svn : est un dossier caché qui est utilisé pour la synchronisation SVN. Ne pas l'effacer ni le modifier.</text:p>
        </text:list-item>
        <text:list-item>
          <text:p text:style-name="P4">bin : contient les fichiers binaires (DLL et exécutable) de AudeLA. </text:p>
        </text:list-item>
        <text:list-item>
          <text:p text:style-name="P4">gui : contient les fichiers scripts Tcl/Tk des interfaces graphiques de AudeLA.</text:p>
        </text:list-item>
        <text:list-item>
          <text:p text:style-name="P4">lib : contient les fichiers des extensions Tcl utilisées par AudeLA</text:p>
        </text:list-item>
        <text:list-item>
          <text:p text:style-name="P4">images : contient des images de test</text:p>
        </text:list-item>
        <text:list-item>
          <text:p text:style-name="P4">src : contient les fichiers source C/C++ de AudeLA</text:p>
        </text:list-item>
      </text:list>
      <text:p text:style-name="Standard"/>
      <text:p text:style-name="Standard">Le fichier audela.exe et les DLL d'extensions AudeLA n'existent pas dans le dossier bin téléchargé par SVN car ces fichiers sont crées par compilation des sources C/C++.</text:p>
      <text:p text:style-name="Standard"/>
      <text:p text:style-name="Standard"/>
      <text:h text:style-name="P5" text:outline-level="2">3.3. Compilation de AudeLA</text:h>
      <text:p text:style-name="Standard">Il faut donc maintenant compiler AudeLA. Aller dans le dossier audela/src et double-cliquer sur le fichier audela.sln. Ca ouvre Visual C++ 2008.</text:p>
      <text:p text:style-name="Standard"/>
      <text:p text:style-name="Standard"><draw:frame draw:style-name="fr1" draw:name="images6" text:anchor-type="as-char" svg:width="16.999cm" svg:height="11.913cm" draw:z-index="4"><draw:image xlink:href="Pictures/2000000700004725000031DE31F048CE.svm" xlink:type="simple" xlink:show="embed" xlink:actuate="onLoad"/></draw:frame></text:p>
      <text:p text:style-name="Standard"/>
      <text:p text:style-name="Standard">Au cours du processus de compilation les fichiers DLL et audela.exe sont crées. A la fin de la compilation on peut lancer AudeLA, soit par audela.exe, soit par le mode Debug si on a compilé AudeLA dans ce mode.</text:p>
      <text:h text:style-name="P5" text:outline-level="2">3.4. Mises à jour des codes sources par SVN Update</text:h>
      <text:p text:style-name="Standard">Lorsque l'on souhaite faire les mises à jour des codes sources de AudeLA (Tcl, C/C++), il faut simplement cliquer sur l'item "SVN Update" dans le menu contextuel du dossier audela:</text:p>
      <text:p text:style-name="Standard"/>
      <text:p text:style-name="Standard"><draw:frame draw:style-name="fr1" draw:name="images7" text:anchor-type="as-char" svg:width="16.999cm" svg:height="15.921cm" draw:z-index="5"><draw:image xlink:href="Pictures/2000000700004979000044D19B3C829B.svm" xlink:type="simple" xlink:show="embed" xlink:actuate="onLoad"/></draw:frame></text:p>
      <text:p text:style-name="Standard"/>
      <text:p text:style-name="Standard">Penser à recompiler AudeLA si des fichiers C/C++ ont été mis à jour.</text:p>
      <text:p text:style-name="Standard"/>
      <text:p text:style-name="Standard">Le "SVN Update" permet d'avoir la toute dernière version de développement de AudeLA. On peut donc ainsi contribuer à programmer dans AudeLA par ce moyen. Pour envoyer les modifications vers le serveur SVN il faut utiliser l'item "SVN Commit". Pour cela, il faut un compte (user, mot de passe) sur SourceForge pour le projet AudeLA. Demander à Denis Marchais denis.marchais@free.fr</text:p>
      <text:p text:style-name="Standard"/>
      <text:p text:style-name="Standard"/>
      <text:h text:style-name="Heading_20_1" text:outline-level="1"><text:soft-page-break/>4. Quelques subtilités de la compilation AudeLA</text:h>
      <text:p text:style-name="Standard">Par défaut, le compilateur VC++ supprime l'optimisation JIT (Just-In-Time) ce qui ne semble pas compatible avec l'exécution de la fonction <text:span text:style-name="T1">pthread_mutex_lock en mode debug (présent dans la cfitsio). On obtient par exemple, le message suivant lors du chargement d'une image .gz:</text:span></text:p>
      <text:p text:style-name="Standard"><text:span text:style-name="T1"/></text:p>
      <text:p text:style-name="Standard"><text:span text:style-name="T1"><draw:frame draw:style-name="fr2" draw:name="images8" text:anchor-type="as-char" svg:width="11.682cm" svg:height="8.728cm" draw:z-index="7"><draw:image xlink:href="Pictures/2000000700002DA2000022184AD1B138.svm" xlink:type="simple" xlink:show="embed" xlink:actuate="onLoad"/></draw:frame></text:span></text:p>
      <text:p text:style-name="Standard"><text:span text:style-name="T1"/></text:p>
      <text:p text:style-name="Standard"><text:span text:style-name="T1">Pour éviter cela, les forum parlent de décocher l'option à partir du menu Outils (lancer VC++ en mode administrateur):</text:span></text:p>
      <text:p text:style-name="Standard"><text:span text:style-name="T1"/></text:p>
      <text:p text:style-name="Standard"><text:span text:style-name="T1"><draw:frame draw:style-name="fr1" draw:name="images9" text:anchor-type="as-char" svg:width="16.452cm" svg:height="11.033cm" draw:z-index="8"><draw:image xlink:href="Pictures/2000000700004FB8000036507D53E80B.svm" xlink:type="simple" xlink:show="embed" xlink:actuate="onLoad"/></draw:frame></text:span></text:p>
      <text:p text:style-name="Standard"><text:soft-page-break/><text:span text:style-name="T1">Malheureusement, cela ne semble pas agir. Donc recompiler la cfitsio en mode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9M8S</meta:editing-duration>
    <meta:editing-cycles>19</meta:editing-cycles>
    <meta:generator>OpenOffice.org/3.3$Win32 OpenOffice.org_project/330m20$Build-9567</meta:generator>
    <dc:date>2012-09-16T14:38:10.51</dc:date>
    <meta:document-statistic meta:table-count="0" meta:image-count="9" meta:object-count="0" meta:page-count="10" meta:paragraph-count="49" meta:word-count="558" meta:character-count="3513"/>
    <meta:user-defined meta:name="Info 1"/>
    <meta:user-defined meta:name="Info 2"/>
    <meta:user-defined meta:name="Info 3"/>
    <meta:user-defined meta:name="Info 4"/>
  </office:meta>
</office:document-meta>
</file>